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4.1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3.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6cm" svg:height="2cm" svg:x="9.2cm" svg:y="4.2cm">
          <text:p text:style-name="P1">Home Scree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4.2cm" svg:height="2cm" svg:x="2cm" svg:y="7cm">
          <text:p text:style-name="P1">Team She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4.2cm" svg:height="2cm" svg:x="17cm" svg:y="7cm">
          <text:p text:style-name="P1">Goal Tab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4.2cm" svg:height="2cm" svg:x="12cm" svg:y="7cm">
          <text:p text:style-name="P1">Match Tab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4.2cm" svg:height="2cm" svg:x="7cm" svg:y="7cm">
          <text:p text:style-name="P1">Squad Li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4.2cm" svg:height="2cm" svg:x="7.5cm" svg:y="10.1cm">
          <text:p text:style-name="P1">New Play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4.2cm" svg:height="2cm" svg:x="12.5cm" svg:y="10cm">
          <text:p text:style-name="P1">New Match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4.2cm" svg:height="2cm" svg:x="7.5cm" svg:y="13.1cm">
          <text:p text:style-name="P1">Player Inf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4.2cm" svg:height="2cm" svg:x="17.5cm" svg:y="10cm">
          <text:p text:style-name="P1">New Go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4.2cm" svg:height="2cm" svg:x="2.5cm" svg:y="10.1cm">
          <text:p text:style-name="P1">Player Select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4T09:27:38.216000000</meta:creation-date>
    <dc:date>2016-03-04T09:43:16.676000000</dc:date>
    <meta:editing-duration>PT28S</meta:editing-duration>
    <meta:editing-cycles>1</meta:editing-cycles>
    <meta:document-statistic meta:object-count="10"/>
    <meta:generator>LibreOffice/4.3.7.2$Windows_x86 LibreOffice_project/8a35821d8636a03b8bf4e15b48f59794652c68ba</meta:generator>
  </office:meta>
</office:document-meta>
</file>